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3514"/>
    </style:style>
    <style:style style:name="P2" style:family="paragraph" style:parent-style-name="Standard">
      <style:text-properties officeooo:paragraph-rsid="00113514" fo:background-color="#ffff00"/>
    </style:style>
    <style:style style:name="P3" style:family="paragraph" style:parent-style-name="Standard">
      <style:text-properties officeooo:paragraph-rsid="001274ca" fo:background-color="#ffff00"/>
    </style:style>
    <style:style style:name="P4" style:family="paragraph" style:parent-style-name="Standard">
      <style:text-properties officeooo:paragraph-rsid="00149bd4" fo:background-color="#ffff00"/>
    </style:style>
    <style:style style:name="P5" style:family="paragraph" style:parent-style-name="Standard">
      <style:text-properties officeooo:paragraph-rsid="001605ca" fo:background-color="#ffff00"/>
    </style:style>
    <style:style style:name="P6" style:family="paragraph" style:parent-style-name="Standard">
      <style:text-properties officeooo:paragraph-rsid="001a41a8" fo:background-color="#ffff00"/>
    </style:style>
    <style:style style:name="P7" style:family="paragraph" style:parent-style-name="Standard">
      <style:text-properties officeooo:paragraph-rsid="001b3d43" fo:background-color="#ffff00"/>
    </style:style>
    <style:style style:name="P8" style:family="paragraph" style:parent-style-name="Standard">
      <style:text-properties officeooo:paragraph-rsid="001274ca"/>
    </style:style>
    <style:style style:name="P9" style:family="paragraph" style:parent-style-name="Standard">
      <style:text-properties fo:font-size="24pt" officeooo:paragraph-rsid="00113514" style:font-size-asian="24pt" style:font-size-complex="24pt"/>
    </style:style>
    <style:style style:name="P10" style:family="paragraph" style:parent-style-name="Standard">
      <style:text-properties style:font-name="Lucida Console" fo:font-size="11pt" officeooo:paragraph-rsid="00113514" style:font-size-asian="11pt" style:font-size-complex="11pt"/>
    </style:style>
    <style:style style:name="P11" style:family="paragraph" style:parent-style-name="Standard">
      <style:text-properties style:font-name="Lucida Console" fo:font-size="11pt" officeooo:paragraph-rsid="001274ca" style:font-size-asian="11pt" style:font-size-complex="11pt"/>
    </style:style>
    <style:style style:name="P12" style:family="paragraph" style:parent-style-name="Standard">
      <style:text-properties style:font-name="Lucida Console" fo:font-size="11pt" officeooo:paragraph-rsid="00149bd4" style:font-size-asian="11pt" style:font-size-complex="11pt"/>
    </style:style>
    <style:style style:name="P13" style:family="paragraph" style:parent-style-name="Standard">
      <style:text-properties style:font-name="Lucida Console" fo:font-size="11pt" officeooo:paragraph-rsid="001605ca" style:font-size-asian="11pt" style:font-size-complex="11pt"/>
    </style:style>
    <style:style style:name="P14" style:family="paragraph" style:parent-style-name="Standard">
      <style:text-properties style:font-name="Lucida Console" fo:font-size="11pt" officeooo:paragraph-rsid="0016c0f1" style:font-size-asian="11pt" style:font-size-complex="11pt"/>
    </style:style>
    <style:style style:name="P15" style:family="paragraph" style:parent-style-name="Standard">
      <style:text-properties style:font-name="Lucida Console" fo:font-size="11pt" officeooo:paragraph-rsid="00190faa" style:font-size-asian="11pt" style:font-size-complex="11pt"/>
    </style:style>
    <style:style style:name="P16" style:family="paragraph" style:parent-style-name="Standard">
      <style:text-properties style:font-name="Lucida Console" fo:font-size="11pt" officeooo:paragraph-rsid="001a41a8" style:font-size-asian="11pt" style:font-size-complex="11pt"/>
    </style:style>
    <style:style style:name="P17" style:family="paragraph" style:parent-style-name="Standard">
      <style:text-properties style:font-name="Lucida Console" fo:font-size="11pt" officeooo:paragraph-rsid="001b3d43" style:font-size-asian="11pt" style:font-size-complex="11pt"/>
    </style:style>
    <style:style style:name="P18" style:family="paragraph" style:parent-style-name="Standard">
      <style:text-properties officeooo:paragraph-rsid="001605ca"/>
    </style:style>
    <style:style style:name="P19" style:family="paragraph" style:parent-style-name="Standard">
      <style:text-properties fo:color="#c0c0c0" style:font-name="Lucida Console" fo:font-size="11pt" officeooo:paragraph-rsid="001a41a8" style:font-size-asian="11pt" style:font-size-complex="11pt"/>
    </style:style>
    <style:style style:name="T1" style:family="text">
      <style:text-properties officeooo:rsid="00113514"/>
    </style:style>
    <style:style style:name="T2" style:family="text">
      <style:text-properties officeooo:rsid="001274ca"/>
    </style:style>
    <style:style style:name="T3" style:family="text">
      <style:text-properties officeooo:rsid="00149bd4"/>
    </style:style>
    <style:style style:name="T4" style:family="text">
      <style:text-properties officeooo:rsid="001605ca"/>
    </style:style>
    <style:style style:name="T5" style:family="text">
      <style:text-properties officeooo:rsid="0016c0f1"/>
    </style:style>
    <style:style style:name="T6" style:family="text">
      <style:text-properties officeooo:rsid="0018b397"/>
    </style:style>
    <style:style style:name="T7" style:family="text">
      <style:text-properties officeooo:rsid="00190faa"/>
    </style:style>
    <style:style style:name="T8" style:family="text">
      <style:text-properties officeooo:rsid="001a41a8"/>
    </style:style>
    <style:style style:name="T9" style:family="text">
      <style:text-properties fo:color="#c0c0c0"/>
    </style:style>
    <style:style style:name="T10" style:family="text">
      <style:text-properties officeooo:rsid="001c8903"/>
    </style:style>
    <style:style style:name="T11" style:family="text">
      <style:text-properties officeooo:rsid="001d97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Java Quick Reference</text:span></text:p>
      <text:p text:style-name="P1"><text:span text:style-name="T1"/></text:p>
      <text:p text:style-name="P2"><text:span text:style-name="T1">Variables:</text:span></text:p>
      <text:p text:style-name="P1"><text:span text:style-name="T1"/></text:p>
      <text:p text:style-name="P10"><text:span text:style-name="T1"><text:tab/>int nameOfIntegerVariable;</text:span></text:p>
      <text:p text:style-name="P14"><text:span text:style-name="T5"><text:tab/>int year;</text:span></text:p>
      <text:p text:style-name="P10"><text:span text:style-name="T1"><text:tab/>String nameOfStringVariable;</text:span></text:p>
      <text:p text:style-name="P10"><text:span text:style-name="T1"><text:tab/></text:span><text:span text:style-name="T5">String </text:span><text:span text:style-name="T10">planet</text:span><text:span text:style-name="T5"> = “Mars”;</text:span></text:p>
      <text:p text:style-name="P10"><text:span text:style-name="T5"><text:tab/></text:span><text:span text:style-name="T10">String planet2 = “Venus”;</text:span></text:p>
      <text:p text:style-name="P7"><text:span text:style-name="T1"/></text:p>
      <text:p text:style-name="P7"><text:span text:style-name="T1">Variables:</text:span></text:p>
      <text:p text:style-name="P17"><text:span text:style-name="T1"/></text:p>
      <text:p text:style-name="P17"><text:span text:style-name="T3"><text:tab/></text:span><text:span text:style-name="T8">String[] planets;<text:tab/>// </text:span><text:span text:style-name="T11">Defines an array named planets</text:span></text:p>
      <text:p text:style-name="P17"><text:span text:style-name="T8"/></text:p>
      <text:p text:style-name="P17"><text:span text:style-name="T8"><text:tab/>planets = new String[];</text:span></text:p>
      <text:p text:style-name="P17"><text:span text:style-name="T8"/></text:p>
      <text:p text:style-name="P17"><text:span text:style-name="T8"><text:tab/>planets[0] = “Mercury”;</text:span></text:p>
      <text:p text:style-name="P17"><text:span text:style-name="T8"><text:tab/>planets[1] = “Venus”;</text:span></text:p>
      <text:p text:style-name="P17"><text:span text:style-name="T8"><text:tab/>planets[2] = “Earth”;</text:span></text:p>
      <text:p text:style-name="P17"><text:span text:style-name="T8"><text:tab/>planets[3] = “Mars”;</text:span></text:p>
      <text:p text:style-name="P17"><text:span text:style-name="T8"><text:tab/></text:span></text:p>
      <text:p text:style-name="P3"><text:span text:style-name="T2">Assignment Statements:</text:span></text:p>
      <text:p text:style-name="P8"><text:span text:style-name="T2"/></text:p>
      <text:p text:style-name="P11"><text:span text:style-name="T2"><text:tab/>variableName = otherVariableNameOrExpression;</text:span></text:p>
      <text:p text:style-name="P11"><text:span text:style-name="T2"/></text:p>
      <text:p text:style-name="P3"><text:span text:style-name="T2">Function Call:</text:span></text:p>
      <text:p text:style-name="P8"><text:span text:style-name="T2"/></text:p>
      <text:p text:style-name="P11"><text:span text:style-name="T2"><text:tab/>destroy</text:span><text:span text:style-name="T7">The</text:span><text:span text:style-name="T2">World();</text:span></text:p>
      <text:p text:style-name="P11"><text:span text:style-name="T2"><text:tab/>destroy</text:span><text:span text:style-name="T7">Planet</text:span><text:span text:style-name="T2">(“Earth”);</text:span></text:p>
      <text:p text:style-name="P15"><text:span text:style-name="T2"><text:tab/>destroy</text:span><text:span text:style-name="T7">planet</text:span><text:span text:style-name="T2">(“Krypton”);</text:span></text:p>
      <text:p text:style-name="P11"><text:span text:style-name="T2"><text:tab/></text:span><text:span text:style-name="T2">destroyPlanet(“Jupter”);</text:span></text:p>
      <text:p text:style-name="P11"><text:span text:style-name="T2"><text:tab/></text:span><text:span text:style-name="T5">destroyPlanet(mars);</text:span></text:p>
      <text:p text:style-name="P11"><text:span text:style-name="T5"/></text:p>
      <text:p text:style-name="P11"><text:span text:style-name="T5"><text:tab/>int </text:span><text:span text:style-name="T6">distance = </text:span><text:span text:style-name="T5">calcDistanceFromEarth(mars);</text:span></text:p>
      <text:p text:style-name="P11"><text:span text:style-name="T2"/></text:p>
      <text:p text:style-name="P5"><text:span text:style-name="T4">Output</text:span><text:span text:style-name="T2">:</text:span></text:p>
      <text:p text:style-name="P18"><text:span text:style-name="T2"/></text:p>
      <text:p text:style-name="P13"><text:span text:style-name="T2"><text:tab/></text:span><text:span text:style-name="T4">println(“Message”)</text:span><text:span text:style-name="T2">;</text:span></text:p>
      <text:p text:style-name="P13"><text:span text:style-name="T2"><text:tab/></text:span><text:span text:style-name="T5">println(variableName);</text:span></text:p>
      <text:p text:style-name="P13"><text:span text:style-name="T5"><text:tab/></text:span><text:span text:style-name="T7">println(mars);</text:span></text:p>
      <text:p text:style-name="P13"><text:span text:style-name="T2"/></text:p>
      <text:p text:style-name="P4"><text:span text:style-name="T3">If Statement:</text:span></text:p>
      <text:p text:style-name="P4"><text:span text:style-name="T3"/></text:p>
      <text:p text:style-name="P12"><text:span text:style-name="T3"><text:tab/>if (year == 2012) </text:span></text:p>
      <text:p text:style-name="P12"><text:span text:style-name="T3"><text:tab/>{</text:span></text:p>
      <text:p text:style-name="P12"><text:span text:style-name="T3"><text:tab/><text:tab/></text:span><text:span text:style-name="T7">destroyPlanet</text:span><text:span text:style-name="T3">(“</text:span><text:span text:style-name="T7">Earth”</text:span><text:span text:style-name="T3">);</text:span></text:p>
      <text:p text:style-name="P12"><text:span text:style-name="T3"><text:tab/>}</text:span></text:p>
      <text:p text:style-name="P12"><text:span text:style-name="T3"/></text:p>
      <text:p text:style-name="P4"><text:span text:style-name="T3">If-else Statement:</text:span></text:p>
      <text:p text:style-name="P4"><text:span text:style-name="T3"/></text:p>
      <text:p text:style-name="P12"><text:span text:style-name="T3"><text:tab/>if (year == 2012) </text:span></text:p>
      <text:p text:style-name="P12"><text:span text:style-name="T3"><text:tab/>{</text:span></text:p>
      <text:p text:style-name="P15"><text:span text:style-name="T3"><text:tab/> <text:s text:c="3"/></text:span><text:span text:style-name="T7">destroyPlanet</text:span><text:span text:style-name="T3">(“</text:span><text:span text:style-name="T7">Earth”</text:span><text:span text:style-name="T3">);</text:span></text:p>
      <text:p text:style-name="P12"><text:span text:style-name="T3"><text:tab/>}</text:span></text:p>
      <text:p text:style-name="P12"><text:span text:style-name="T3"><text:tab/>else</text:span></text:p>
      <text:p text:style-name="P12"><text:span text:style-name="T3"><text:tab/>{</text:span></text:p>
      <text:p text:style-name="P12"><text:soft-page-break/><text:span text:style-name="T3"><text:tab/> <text:s text:c="3"/>causePanic();</text:span></text:p>
      <text:p text:style-name="P12"><text:span text:style-name="T3"><text:tab/>}</text:span></text:p>
      <text:p text:style-name="P12"><text:span text:style-name="T3"/></text:p>
      <text:p text:style-name="P12"><text:span text:style-name="T3"/></text:p>
      <text:p text:style-name="P4"><text:span text:style-name="T3">If-else-if Statement:</text:span></text:p>
      <text:p text:style-name="P4"><text:span text:style-name="T3"/></text:p>
      <text:p text:style-name="P12"><text:span text:style-name="T3"><text:tab/>if (year &lt; 2012) </text:span></text:p>
      <text:p text:style-name="P12"><text:span text:style-name="T3"><text:tab/>{</text:span></text:p>
      <text:p text:style-name="P12"><text:span text:style-name="T3"><text:tab/> <text:s text:c="3"/>causePanic();</text:span></text:p>
      <text:p text:style-name="P12"><text:span text:style-name="T3"><text:tab/>}</text:span></text:p>
      <text:p text:style-name="P12"><text:span text:style-name="T3"><text:tab/>else if (year == 2012)</text:span></text:p>
      <text:p text:style-name="P12"><text:span text:style-name="T3"><text:tab/>{</text:span></text:p>
      <text:p text:style-name="P15"><text:span text:style-name="T3"><text:tab/> <text:s text:c="3"/></text:span><text:span text:style-name="T7">destroyPlanet</text:span><text:span text:style-name="T3">(“</text:span><text:span text:style-name="T7">Earth”</text:span><text:span text:style-name="T3">);</text:span></text:p>
      <text:p text:style-name="P12"><text:span text:style-name="T3"><text:tab/>}</text:span></text:p>
      <text:p text:style-name="P12"><text:span text:style-name="T3"><text:tab/>else if (year &gt; 2012)</text:span></text:p>
      <text:p text:style-name="P12"><text:span text:style-name="T3"><text:tab/>{</text:span></text:p>
      <text:p text:style-name="P12"><text:span text:style-name="T3"><text:tab/> <text:s text:c="3"/>rebuildWorld();</text:span></text:p>
      <text:p text:style-name="P12"><text:span text:style-name="T3"><text:tab/>}</text:span></text:p>
      <text:p text:style-name="P12"><text:span text:style-name="T3"/></text:p>
      <text:p text:style-name="P6"><text:span text:style-name="T8">For Each</text:span><text:span text:style-name="T3"> Statement:</text:span></text:p>
      <text:p text:style-name="P6"><text:span text:style-name="T3"/></text:p>
      <text:p text:style-name="P19"><text:span text:style-name="T3"><text:tab/></text:span><text:span text:style-name="T8">String[] planets;</text:span></text:p>
      <text:p text:style-name="P19"><text:span text:style-name="T8"/></text:p>
      <text:p text:style-name="P19"><text:span text:style-name="T8"><text:tab/>planets = new String[];</text:span></text:p>
      <text:p text:style-name="P19"><text:span text:style-name="T8"/></text:p>
      <text:p text:style-name="P19"><text:span text:style-name="T8"><text:tab/>planets[0] = “Mercury”;</text:span></text:p>
      <text:p text:style-name="P19"><text:span text:style-name="T8"><text:tab/>planets[1] = “Venus”;</text:span></text:p>
      <text:p text:style-name="P19"><text:span text:style-name="T8"><text:tab/>planets[2] = “Earth”;</text:span></text:p>
      <text:p text:style-name="P19"><text:span text:style-name="T8"><text:tab/>planets[3] = “Mars”;</text:span></text:p>
      <text:p text:style-name="P16"><text:span text:style-name="T8"><text:tab/></text:span></text:p>
      <text:p text:style-name="P16"><text:span text:style-name="T3"><text:tab/></text:span><text:span text:style-name="T8">for</text:span><text:span text:style-name="T3"> (</text:span><text:span text:style-name="T8">String planet : planets</text:span><text:span text:style-name="T3">) </text:span></text:p>
      <text:p text:style-name="P16"><text:span text:style-name="T3"><text:tab/>{</text:span></text:p>
      <text:p text:style-name="P16"><text:span text:style-name="T3"><text:tab/> <text:s text:c="3"/></text:span><text:span text:style-name="T7">destroyPlanet</text:span><text:span text:style-name="T3">(</text:span><text:span text:style-name="T8">planet</text:span><text:span text:style-name="T3">);</text:span></text:p>
      <text:p text:style-name="P16"><text:span text:style-name="T3"><text:tab/>}</text:span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3:35:40.04</meta:creation-date>
    <dc:date>2013-02-17T15:08:39</dc:date>
    <meta:editing-duration>PT1H29M23S</meta:editing-duration>
    <meta:editing-cycles>11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67" meta:word-count="139" meta:character-count="1160" meta:non-whitespace-character-count="1000"/>
  </office:meta>
</office:document-meta>
</file>